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7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39.94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32.91pt"/>
    </style:style>
    <style:style style:name="co6" style:family="table-column">
      <style:table-column-properties fo:break-before="auto" style:column-width="35.2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0"/>
    <style:style style:name="ce3" style:family="table-cell" style:parent-style-name="Default" style:data-style-name="N1"/>
    <style:style style:name="ce4" style:family="table-cell" style:parent-style-name="Default" style:data-style-name="N2"/>
    <style:style style:name="ce5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Battery depletion" table:style-name="ta1">
        <table:shapes>
          <draw:frame draw:z-index="0" draw:style-name="gr1" draw:text-style-name="P1" svg:width="816.86pt" svg:height="470.58pt" svg:x="466.21pt" svg:y="6.04pt">
            <loext:p draw:notify-on-update-of-ranges="'Battery depletion'.B2:'Battery depletion'.B40 'Battery depletion'.C1:'Battery depletion'.C1 'Battery depletion'.C2:'Battery depletion'.C40 'Battery depletion'.B2:'Battery depletion'.B40 'Battery depletion'.D1:'Battery depletion'.D1 'Battery depletion'.D2:'Battery depletion'.D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Date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Activated</text:p>
          </table:table-cell>
          <table:table-cell office:value-type="string" calcext:value-type="string">
            <text:p>Voltage Drop</text:p>
          </table:table-cell>
          <table:table-cell table:number-columns-repeated="8"/>
        </table:table-row>
        <table:table-row table:style-name="ro1">
          <table:table-cell table:style-name="ce1" office:value-type="date" office:date-value="2016-03-25T10:00:00" calcext:value-type="date">
            <text:p>03/25/16 10:00 A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4.8" calcext:value-type="float">
            <text:p>4.80</text:p>
          </table:table-cell>
          <table:table-cell office:value-type="string" calcext:value-type="string">
            <text:p>*</text:p>
          </table:table-cell>
          <table:table-cell table:formula="of:=['Battery depletion'.C2]-['Battery depletion'.C2]" office:value-type="float" office:value="0" calcext:value-type="float">
            <text:p>0.00</text:p>
          </table:table-cell>
          <table:table-cell table:formula="of:=['Battery depletion'.D$2]-['Battery depletion'.D2]" office:value-type="float" office:value="0" calcext:value-type="float">
            <text:p>0.00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table:style-name="ce1" office:value-type="date" office:date-value="2016-03-28T10:00:00" calcext:value-type="date">
            <text:p>03/28/16 10:00 AM</text:p>
          </table:table-cell>
          <table:table-cell table:style-name="ce3" table:formula="of:=IF(ISBLANK(['Battery depletion'.A3]); ;(['Battery depletion'.A3]-['Battery depletion'.A$2])*24*60)" office:value-type="float" office:value="4320" calcext:value-type="float">
            <text:p>4320</text:p>
          </table:table-cell>
          <table:table-cell table:style-name="ce4" office:value-type="float" office:value="4.6" calcext:value-type="float">
            <text:p>4.60</text:p>
          </table:table-cell>
          <table:table-cell table:style-name="ce4" office:value-type="float" office:value="4.56" calcext:value-type="float">
            <text:p>4.56</text:p>
          </table:table-cell>
          <table:table-cell office:value-type="string" calcext:value-type="string">
            <text:p>*</text:p>
          </table:table-cell>
          <table:table-cell table:formula="of:=IF(ISBLANK(['Battery depletion'.A3]);&quot;&quot;;['Battery depletion'.C2]-['Battery depletion'.C3])" office:value-type="float" office:value="0.2" calcext:value-type="float">
            <text:p>0.20</text:p>
          </table:table-cell>
          <table:table-cell table:formula="of:=IF(ISBLANK(['Battery depletion'.A3]);&quot;&quot;;['Battery depletion'.D2]-['Battery depletion'.D3])" office:value-type="float" office:value="0.239999999999999" calcext:value-type="float">
            <text:p>0.2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3:00:00" calcext:value-type="date">
            <text:p>03/28/16 01:00 PM</text:p>
          </table:table-cell>
          <table:table-cell table:style-name="ce3" table:formula="of:=IF(ISBLANK(['Battery depletion'.A4]); ;(['Battery depletion'.A4]-['Battery depletion'.A$2])*24*60)" office:value-type="float" office:value="4500" calcext:value-type="float">
            <text:p>4500</text:p>
          </table:table-cell>
          <table:table-cell table:style-name="ce4" office:value-type="float" office:value="4.59" calcext:value-type="float">
            <text:p>4.59</text:p>
          </table:table-cell>
          <table:table-cell table:style-name="ce4" office:value-type="float" office:value="4.54" calcext:value-type="float">
            <text:p>4.54</text:p>
          </table:table-cell>
          <table:table-cell/>
          <table:table-cell table:formula="of:=IF(ISBLANK(['Battery depletion'.A4]);&quot;&quot;;['Battery depletion'.C3]-['Battery depletion'.C4])" office:value-type="float" office:value="0.00999999999999979" calcext:value-type="float">
            <text:p>0.01</text:p>
          </table:table-cell>
          <table:table-cell table:formula="of:=IF(ISBLANK(['Battery depletion'.A4]);&quot;&quot;;['Battery depletion'.D3]-['Battery depletion'.D4])" office:value-type="float" office:value="0.0200000000000005" calcext:value-type="float">
            <text:p>0.02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4:00:00" calcext:value-type="date">
            <text:p>03/28/16 02:00 PM</text:p>
          </table:table-cell>
          <table:table-cell table:style-name="ce3" table:formula="of:=IF(ISBLANK(['Battery depletion'.A5]); ;(['Battery depletion'.A5]-['Battery depletion'.A$2])*24*60)" office:value-type="float" office:value="4560.00000000699" calcext:value-type="float">
            <text:p>4560</text:p>
          </table:table-cell>
          <table:table-cell table:style-name="ce4" office:value-type="float" office:value="4.58" calcext:value-type="float">
            <text:p>4.58</text:p>
          </table:table-cell>
          <table:table-cell table:style-name="ce4" office:value-type="float" office:value="4.53" calcext:value-type="float">
            <text:p>4.53</text:p>
          </table:table-cell>
          <table:table-cell/>
          <table:table-cell table:formula="of:=IF(ISBLANK(['Battery depletion'.A5]);&quot;&quot;;['Battery depletion'.C4]-['Battery depletion'.C5])" office:value-type="float" office:value="0.00999999999999979" calcext:value-type="float">
            <text:p>0.01</text:p>
          </table:table-cell>
          <table:table-cell table:formula="of:=IF(ISBLANK(['Battery depletion'.A5]);&quot;&quot;;['Battery depletion'.D4]-['Battery depletion'.D5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5:00:00" calcext:value-type="date">
            <text:p>03/28/16 03:00 PM</text:p>
          </table:table-cell>
          <table:table-cell table:style-name="ce3" table:formula="of:=IF(ISBLANK(['Battery depletion'.A6]); ;(['Battery depletion'.A6]-['Battery depletion'.A$2])*24*60)" office:value-type="float" office:value="4620.00000000349" calcext:value-type="float">
            <text:p>4620</text:p>
          </table:table-cell>
          <table:table-cell table:style-name="ce4" office:value-type="float" office:value="4.57" calcext:value-type="float">
            <text:p>4.57</text:p>
          </table:table-cell>
          <table:table-cell table:style-name="ce4" office:value-type="float" office:value="4.53" calcext:value-type="float">
            <text:p>4.53</text:p>
          </table:table-cell>
          <table:table-cell/>
          <table:table-cell table:formula="of:=IF(ISBLANK(['Battery depletion'.A6]);&quot;&quot;;['Battery depletion'.C5]-['Battery depletion'.C6])" office:value-type="float" office:value="0.00999999999999979" calcext:value-type="float">
            <text:p>0.01</text:p>
          </table:table-cell>
          <table:table-cell table:formula="of:=IF(ISBLANK(['Battery depletion'.A6]);&quot;&quot;;['Battery depletion'.D5]-['Battery depletion'.D6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7:00:00" calcext:value-type="date">
            <text:p>03/28/16 05:00 PM</text:p>
          </table:table-cell>
          <table:table-cell table:style-name="ce3" table:formula="of:=IF(ISBLANK(['Battery depletion'.A7]); ;(['Battery depletion'.A7]-['Battery depletion'.A$2])*24*60)" office:value-type="float" office:value="4740.00000000699" calcext:value-type="float">
            <text:p>474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.52" calcext:value-type="float">
            <text:p>4.52</text:p>
          </table:table-cell>
          <table:table-cell office:value-type="string" calcext:value-type="string">
            <text:p>*</text:p>
          </table:table-cell>
          <table:table-cell table:formula="of:=IF(ISBLANK(['Battery depletion'.A7]);&quot;&quot;;['Battery depletion'.C6]-['Battery depletion'.C7])" office:value-type="float" office:value="0.00999999999999979" calcext:value-type="float">
            <text:p>0.01</text:p>
          </table:table-cell>
          <table:table-cell table:formula="of:=IF(ISBLANK(['Battery depletion'.A7]);&quot;&quot;;['Battery depletion'.D6]-['Battery depletion'.D7])" office:value-type="float" office:value="0.0100000000000007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19:00:00" calcext:value-type="date">
            <text:p>03/28/16 07:00 PM</text:p>
          </table:table-cell>
          <table:table-cell table:style-name="ce3" table:formula="of:=IF(ISBLANK(['Battery depletion'.A8]); ;(['Battery depletion'.A8]-['Battery depletion'.A$2])*24*60)" office:value-type="float" office:value="4860" calcext:value-type="float">
            <text:p>486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.51" calcext:value-type="float">
            <text:p>4.51</text:p>
          </table:table-cell>
          <table:table-cell/>
          <table:table-cell table:formula="of:=IF(ISBLANK(['Battery depletion'.A8]);&quot;&quot;;['Battery depletion'.C7]-['Battery depletion'.C8])" office:value-type="float" office:value="0" calcext:value-type="float">
            <text:p>0.00</text:p>
          </table:table-cell>
          <table:table-cell table:formula="of:=IF(ISBLANK(['Battery depletion'.A8]);&quot;&quot;;['Battery depletion'.D7]-['Battery depletion'.D8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8T22:00:00" calcext:value-type="date">
            <text:p>03/28/16 10:00 PM</text:p>
          </table:table-cell>
          <table:table-cell table:style-name="ce3" table:formula="of:=IF(ISBLANK(['Battery depletion'.A9]); ;(['Battery depletion'.A9]-['Battery depletion'.A$2])*24*60)" office:value-type="float" office:value="5040" calcext:value-type="float">
            <text:p>5040</text:p>
          </table:table-cell>
          <table:table-cell table:style-name="ce4" office:value-type="float" office:value="4.54" calcext:value-type="float">
            <text:p>4.54</text:p>
          </table:table-cell>
          <table:table-cell table:style-name="ce4" office:value-type="float" office:value="4.5" calcext:value-type="float">
            <text:p>4.50</text:p>
          </table:table-cell>
          <table:table-cell office:value-type="string" calcext:value-type="string">
            <text:p>*</text:p>
          </table:table-cell>
          <table:table-cell table:formula="of:=IF(ISBLANK(['Battery depletion'.A9]);&quot;&quot;;['Battery depletion'.C8]-['Battery depletion'.C9])" office:value-type="float" office:value="0.0200000000000005" calcext:value-type="float">
            <text:p>0.02</text:p>
          </table:table-cell>
          <table:table-cell table:formula="of:=IF(ISBLANK(['Battery depletion'.A9]);&quot;&quot;;['Battery depletion'.D8]-['Battery depletion'.D9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06:00:00" calcext:value-type="date">
            <text:p>03/29/16 06:00 AM</text:p>
          </table:table-cell>
          <table:table-cell table:style-name="ce3" table:formula="of:=IF(ISBLANK(['Battery depletion'.A10]); ;(['Battery depletion'.A10]-['Battery depletion'.A$2])*24*60)" office:value-type="float" office:value="5520.00000000349" calcext:value-type="float">
            <text:p>5520</text:p>
          </table:table-cell>
          <table:table-cell table:style-name="ce4" office:value-type="float" office:value="4.52" calcext:value-type="float">
            <text:p>4.52</text:p>
          </table:table-cell>
          <table:table-cell table:style-name="ce4" office:value-type="float" office:value="4.46" calcext:value-type="float">
            <text:p>4.46</text:p>
          </table:table-cell>
          <table:table-cell/>
          <table:table-cell table:formula="of:=IF(ISBLANK(['Battery depletion'.A10]);&quot;&quot;;['Battery depletion'.C9]-['Battery depletion'.C10])" office:value-type="float" office:value="0.0200000000000005" calcext:value-type="float">
            <text:p>0.02</text:p>
          </table:table-cell>
          <table:table-cell table:formula="of:=IF(ISBLANK(['Battery depletion'.A10]);&quot;&quot;;['Battery depletion'.D9]-['Battery depletion'.D10])" office:value-type="float" office:value="0.04" calcext:value-type="float">
            <text:p>0.0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20:00:00" calcext:value-type="date">
            <text:p>03/29/16 08:00 PM</text:p>
          </table:table-cell>
          <table:table-cell table:style-name="ce3" table:formula="of:=IF(ISBLANK(['Battery depletion'.A11]); ;(['Battery depletion'.A11]-['Battery depletion'.A$2])*24*60)" office:value-type="float" office:value="6360.00000000699" calcext:value-type="float">
            <text:p>6360</text:p>
          </table:table-cell>
          <table:table-cell table:style-name="ce4" office:value-type="float" office:value="4.47" calcext:value-type="float">
            <text:p>4.47</text:p>
          </table:table-cell>
          <table:table-cell table:style-name="ce4" office:value-type="float" office:value="4.41" calcext:value-type="float">
            <text:p>4.41</text:p>
          </table:table-cell>
          <table:table-cell office:value-type="string" calcext:value-type="string">
            <text:p>*</text:p>
          </table:table-cell>
          <table:table-cell table:formula="of:=IF(ISBLANK(['Battery depletion'.A11]);&quot;&quot;;['Battery depletion'.C10]-['Battery depletion'.C11])" office:value-type="float" office:value="0.0499999999999998" calcext:value-type="float">
            <text:p>0.05</text:p>
          </table:table-cell>
          <table:table-cell table:formula="of:=IF(ISBLANK(['Battery depletion'.A11]);&quot;&quot;;['Battery depletion'.D10]-['Battery depletion'.D11])" office:value-type="float" office:value="0.0499999999999998" calcext:value-type="float">
            <text:p>0.05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29T21:45:00" calcext:value-type="date">
            <text:p>03/29/16 09:45 PM</text:p>
          </table:table-cell>
          <table:table-cell table:style-name="ce3" table:formula="of:=IF(ISBLANK(['Battery depletion'.A12]); ;(['Battery depletion'.A12]-['Battery depletion'.A$2])*24*60)" office:value-type="float" office:value="6465.00000000349" calcext:value-type="float">
            <text:p>6465</text:p>
          </table:table-cell>
          <table:table-cell table:style-name="ce4" office:value-type="float" office:value="4.41" calcext:value-type="float">
            <text:p>4.41</text:p>
          </table:table-cell>
          <table:table-cell table:style-name="ce4" office:value-type="float" office:value="4.4" calcext:value-type="float">
            <text:p>4.40</text:p>
          </table:table-cell>
          <table:table-cell/>
          <table:table-cell table:formula="of:=IF(ISBLANK(['Battery depletion'.A12]);&quot;&quot;;['Battery depletion'.C11]-['Battery depletion'.C12])" office:value-type="float" office:value="0.0599999999999996" calcext:value-type="float">
            <text:p>0.06</text:p>
          </table:table-cell>
          <table:table-cell table:formula="of:=IF(ISBLANK(['Battery depletion'.A12]);&quot;&quot;;['Battery depletion'.D11]-['Battery depletion'.D12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09:30:00" calcext:value-type="date">
            <text:p>03/30/16 09:30 AM</text:p>
          </table:table-cell>
          <table:table-cell table:style-name="ce3" table:formula="of:=IF(ISBLANK(['Battery depletion'.A13]); ;(['Battery depletion'.A13]-['Battery depletion'.A$2])*24*60)" office:value-type="float" office:value="7170.00000000698" calcext:value-type="float">
            <text:p>7170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.38" calcext:value-type="float">
            <text:p>4.38</text:p>
          </table:table-cell>
          <table:table-cell office:value-type="string" calcext:value-type="string">
            <text:p>*</text:p>
          </table:table-cell>
          <table:table-cell table:formula="of:=IF(ISBLANK(['Battery depletion'.A13]);&quot;&quot;;['Battery depletion'.C12]-['Battery depletion'.C13])" office:value-type="float" office:value="0.0899999999999999" calcext:value-type="float">
            <text:p>0.09</text:p>
          </table:table-cell>
          <table:table-cell table:formula="of:=IF(ISBLANK(['Battery depletion'.A13]);&quot;&quot;;['Battery depletion'.D12]-['Battery depletion'.D13])" office:value-type="float" office:value="0.0200000000000005" calcext:value-type="float">
            <text:p>0.02</text:p>
          </table:table-cell>
          <table:table-cell office:value-type="string" calcext:value-type="string">
            <text:p>Low battery Allarm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0:00:00" calcext:value-type="date">
            <text:p>03/30/16 10:00 AM</text:p>
          </table:table-cell>
          <table:table-cell table:style-name="ce3" table:formula="of:=IF(ISBLANK(['Battery depletion'.A14]); ;(['Battery depletion'.A14]-['Battery depletion'.A$2])*24*60)" office:value-type="float" office:value="7200" calcext:value-type="float">
            <text:p>7200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.37" calcext:value-type="float">
            <text:p>4.37</text:p>
          </table:table-cell>
          <table:table-cell/>
          <table:table-cell table:formula="of:=IF(ISBLANK(['Battery depletion'.A14]);&quot;&quot;;['Battery depletion'.C13]-['Battery depletion'.C14])" office:value-type="float" office:value="0" calcext:value-type="float">
            <text:p>0.00</text:p>
          </table:table-cell>
          <table:table-cell table:formula="of:=IF(ISBLANK(['Battery depletion'.A14]);&quot;&quot;;['Battery depletion'.D13]-['Battery depletion'.D14])" office:value-type="float" office:value="0.00999999999999979" calcext:value-type="float">
            <text:p>0.01</text:p>
          </table:table-cell>
          <table:table-cell office:value-type="string" calcext:value-type="string">
            <text:p>Replaced Low voltage resistor with 8K2ohm</text:p>
          </table:table-cell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2:30:00" calcext:value-type="date">
            <text:p>03/30/16 12:30 PM</text:p>
          </table:table-cell>
          <table:table-cell table:style-name="ce3" table:formula="of:=IF(ISBLANK(['Battery depletion'.A15]); ;(['Battery depletion'.A15]-['Battery depletion'.A$2])*24*60)" office:value-type="float" office:value="7350.00000000699" calcext:value-type="float">
            <text:p>7350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5]);&quot;&quot;;['Battery depletion'.C14]-['Battery depletion'.C15])" office:value-type="float" office:value="-0.0199999999999996" calcext:value-type="float">
            <text:p>-0.02</text:p>
          </table:table-cell>
          <table:table-cell table:formula="of:=IF(ISBLANK(['Battery depletion'.A15]);&quot;&quot;;['Battery depletion'.D14]-['Battery depletion'.D15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3:30:00" calcext:value-type="date">
            <text:p>03/30/16 01:30 PM</text:p>
          </table:table-cell>
          <table:table-cell table:style-name="ce3" table:formula="of:=IF(ISBLANK(['Battery depletion'.A16]); ;(['Battery depletion'.A16]-['Battery depletion'.A$2])*24*60)" office:value-type="float" office:value="7410.00000000349" calcext:value-type="float">
            <text:p>7410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6]);&quot;&quot;;['Battery depletion'.C15]-['Battery depletion'.C16])" office:value-type="float" office:value="0" calcext:value-type="float">
            <text:p>0.00</text:p>
          </table:table-cell>
          <table:table-cell table:formula="of:=IF(ISBLANK(['Battery depletion'.A16]);&quot;&quot;;['Battery depletion'.D15]-['Battery depletion'.D16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4:30:00" calcext:value-type="date">
            <text:p>03/30/16 02:30 PM</text:p>
          </table:table-cell>
          <table:table-cell table:style-name="ce3" table:formula="of:=IF(ISBLANK(['Battery depletion'.A17]); ;(['Battery depletion'.A17]-['Battery depletion'.A$2])*24*60)" office:value-type="float" office:value="7470" calcext:value-type="float">
            <text:p>7470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7]);&quot;&quot;;['Battery depletion'.C16]-['Battery depletion'.C17])" office:value-type="float" office:value="0.00999999999999979" calcext:value-type="float">
            <text:p>0.01</text:p>
          </table:table-cell>
          <table:table-cell table:formula="of:=IF(ISBLANK(['Battery depletion'.A17]);&quot;&quot;;['Battery depletion'.D16]-['Battery depletion'.D17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0T19:15:00" calcext:value-type="date">
            <text:p>03/30/16 07:15 PM</text:p>
          </table:table-cell>
          <table:table-cell table:style-name="ce3" table:formula="of:=IF(ISBLANK(['Battery depletion'.A18]); ;(['Battery depletion'.A18]-['Battery depletion'.A$2])*24*60)" office:value-type="float" office:value="7755.00000000698" calcext:value-type="float">
            <text:p>7755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4.36" calcext:value-type="float">
            <text:p>4.36</text:p>
          </table:table-cell>
          <table:table-cell/>
          <table:table-cell table:formula="of:=IF(ISBLANK(['Battery depletion'.A18]);&quot;&quot;;['Battery depletion'.C17]-['Battery depletion'.C18])" office:value-type="float" office:value="-0.00999999999999979" calcext:value-type="float">
            <text:p>-0.01</text:p>
          </table:table-cell>
          <table:table-cell table:formula="of:=IF(ISBLANK(['Battery depletion'.A18]);&quot;&quot;;['Battery depletion'.D17]-['Battery depletion'.D18])" office:value-type="float" office:value="0" calcext:value-type="float">
            <text:p>0.00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1T09:30:00" calcext:value-type="date">
            <text:p>03/31/16 09:30 AM</text:p>
          </table:table-cell>
          <table:table-cell table:style-name="ce3" table:formula="of:=IF(ISBLANK(['Battery depletion'.A19]); ;(['Battery depletion'.A19]-['Battery depletion'.A$2])*24*60)" office:value-type="float" office:value="8610.00000000698" calcext:value-type="float">
            <text:p>8610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4.34" calcext:value-type="float">
            <text:p>4.34</text:p>
          </table:table-cell>
          <table:table-cell office:value-type="string" calcext:value-type="string">
            <text:p>*</text:p>
          </table:table-cell>
          <table:table-cell table:formula="of:=IF(ISBLANK(['Battery depletion'.A19]);&quot;&quot;;['Battery depletion'.C18]-['Battery depletion'.C19])" office:value-type="float" office:value="0.00999999999999979" calcext:value-type="float">
            <text:p>0.01</text:p>
          </table:table-cell>
          <table:table-cell table:formula="of:=IF(ISBLANK(['Battery depletion'.A19]);&quot;&quot;;['Battery depletion'.D18]-['Battery depletion'.D19])" office:value-type="float" office:value="0.0200000000000005" calcext:value-type="float">
            <text:p>0.02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 office:value-type="date" office:date-value="2016-03-31T12:30:00" calcext:value-type="date">
            <text:p>03/31/16 12:30 PM</text:p>
          </table:table-cell>
          <table:table-cell table:style-name="ce3" table:formula="of:=IF(ISBLANK(['Battery depletion'.A20]); ;(['Battery depletion'.A20]-['Battery depletion'.A$2])*24*60)" office:value-type="float" office:value="8790.00000000699" calcext:value-type="float">
            <text:p>8790</text:p>
          </table:table-cell>
          <table:table-cell table:number-columns-repeated="2" table:style-name="ce4" office:value-type="float" office:value="4.33" calcext:value-type="float">
            <text:p>4.33</text:p>
          </table:table-cell>
          <table:table-cell/>
          <table:table-cell table:formula="of:=IF(ISBLANK(['Battery depletion'.A20]);&quot;&quot;;['Battery depletion'.C19]-['Battery depletion'.C20])" office:value-type="float" office:value="0" calcext:value-type="float">
            <text:p>0.00</text:p>
          </table:table-cell>
          <table:table-cell table:formula="of:=IF(ISBLANK(['Battery depletion'.A20]);&quot;&quot;;['Battery depletion'.D19]-['Battery depletion'.D20])" office:value-type="float" office:value="0.00999999999999979" calcext:value-type="float">
            <text:p>0.01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'Battery depletion'.A21]); ;(['Battery depletion'.A21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21]);&quot;&quot;;['Battery depletion'.C20]-['Battery depletion'.C21])">
            <text:p/>
          </table:table-cell>
          <table:table-cell table:formula="of:=IF(ISBLANK(['Battery depletion'.A21]);&quot;&quot;;['Battery depletion'.D20]-['Battery depletion'.D21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'Battery depletion'.A22]); ;(['Battery depletion'.A22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22]);&quot;&quot;;['Battery depletion'.C21]-['Battery depletion'.C22])">
            <text:p/>
          </table:table-cell>
          <table:table-cell table:formula="of:=IF(ISBLANK(['Battery depletion'.A22]);&quot;&quot;;['Battery depletion'.D21]-['Battery depletion'.D22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'Battery depletion'.A23]); ;(['Battery depletion'.A23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23]);&quot;&quot;;['Battery depletion'.C22]-['Battery depletion'.C23])">
            <text:p/>
          </table:table-cell>
          <table:table-cell table:formula="of:=IF(ISBLANK(['Battery depletion'.A23]);&quot;&quot;;['Battery depletion'.D22]-['Battery depletion'.D23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'Battery depletion'.A24]); ;(['Battery depletion'.A24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24]);&quot;&quot;;['Battery depletion'.C23]-['Battery depletion'.C24])">
            <text:p/>
          </table:table-cell>
          <table:table-cell table:formula="of:=IF(ISBLANK(['Battery depletion'.A24]);&quot;&quot;;['Battery depletion'.D23]-['Battery depletion'.D24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'Battery depletion'.A25]); ;(['Battery depletion'.A25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25]);&quot;&quot;;['Battery depletion'.C24]-['Battery depletion'.C25])">
            <text:p/>
          </table:table-cell>
          <table:table-cell table:formula="of:=IF(ISBLANK(['Battery depletion'.A25]);&quot;&quot;;['Battery depletion'.D24]-['Battery depletion'.D25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'Battery depletion'.A26]); ;(['Battery depletion'.A26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26]);&quot;&quot;;['Battery depletion'.C25]-['Battery depletion'.C26])">
            <text:p/>
          </table:table-cell>
          <table:table-cell table:formula="of:=IF(ISBLANK(['Battery depletion'.A26]);&quot;&quot;;['Battery depletion'.D25]-['Battery depletion'.D26])">
            <text:p/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5"/>
        </table:table-row>
        <table:table-row table:style-name="ro1">
          <table:table-cell table:style-name="ce1"/>
          <table:table-cell table:style-name="ce3" table:formula="of:=IF(ISBLANK(['Battery depletion'.A27]); ;(['Battery depletion'.A27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27]);&quot;&quot;;['Battery depletion'.C26]-['Battery depletion'.C27])">
            <text:p/>
          </table:table-cell>
          <table:table-cell table:formula="of:=IF(ISBLANK(['Battery depletion'.A27]);&quot;&quot;;['Battery depletion'.D26]-['Battery depletion'.D27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28]); ;(['Battery depletion'.A28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28]);&quot;&quot;;['Battery depletion'.C27]-['Battery depletion'.C28])">
            <text:p/>
          </table:table-cell>
          <table:table-cell table:formula="of:=IF(ISBLANK(['Battery depletion'.A28]);&quot;&quot;;['Battery depletion'.D27]-['Battery depletion'.D28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29]); ;(['Battery depletion'.A29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29]);&quot;&quot;;['Battery depletion'.C28]-['Battery depletion'.C29])">
            <text:p/>
          </table:table-cell>
          <table:table-cell table:formula="of:=IF(ISBLANK(['Battery depletion'.A29]);&quot;&quot;;['Battery depletion'.D28]-['Battery depletion'.D29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0]); ;(['Battery depletion'.A30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0]);&quot;&quot;;['Battery depletion'.C29]-['Battery depletion'.C30])">
            <text:p/>
          </table:table-cell>
          <table:table-cell table:formula="of:=IF(ISBLANK(['Battery depletion'.A30]);&quot;&quot;;['Battery depletion'.D29]-['Battery depletion'.D30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1]); ;(['Battery depletion'.A31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1]);&quot;&quot;;['Battery depletion'.C30]-['Battery depletion'.C31])">
            <text:p/>
          </table:table-cell>
          <table:table-cell table:formula="of:=IF(ISBLANK(['Battery depletion'.A31]);&quot;&quot;;['Battery depletion'.D30]-['Battery depletion'.D31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2]); ;(['Battery depletion'.A32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2]);&quot;&quot;;['Battery depletion'.C31]-['Battery depletion'.C32])">
            <text:p/>
          </table:table-cell>
          <table:table-cell table:formula="of:=IF(ISBLANK(['Battery depletion'.A32]);&quot;&quot;;['Battery depletion'.D31]-['Battery depletion'.D32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3]); ;(['Battery depletion'.A33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3]);&quot;&quot;;['Battery depletion'.C32]-['Battery depletion'.C33])">
            <text:p/>
          </table:table-cell>
          <table:table-cell table:formula="of:=IF(ISBLANK(['Battery depletion'.A33]);&quot;&quot;;['Battery depletion'.D32]-['Battery depletion'.D33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4]); ;(['Battery depletion'.A34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4]);&quot;&quot;;['Battery depletion'.C33]-['Battery depletion'.C34])">
            <text:p/>
          </table:table-cell>
          <table:table-cell table:formula="of:=IF(ISBLANK(['Battery depletion'.A34]);&quot;&quot;;['Battery depletion'.D33]-['Battery depletion'.D34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5]); ;(['Battery depletion'.A35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5]);&quot;&quot;;['Battery depletion'.C34]-['Battery depletion'.C35])">
            <text:p/>
          </table:table-cell>
          <table:table-cell table:formula="of:=IF(ISBLANK(['Battery depletion'.A35]);&quot;&quot;;['Battery depletion'.D34]-['Battery depletion'.D35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6]); ;(['Battery depletion'.A36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6]);&quot;&quot;;['Battery depletion'.C35]-['Battery depletion'.C36])">
            <text:p/>
          </table:table-cell>
          <table:table-cell table:formula="of:=IF(ISBLANK(['Battery depletion'.A36]);&quot;&quot;;['Battery depletion'.D35]-['Battery depletion'.D36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7]); ;(['Battery depletion'.A37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7]);&quot;&quot;;['Battery depletion'.C36]-['Battery depletion'.C37])">
            <text:p/>
          </table:table-cell>
          <table:table-cell table:formula="of:=IF(ISBLANK(['Battery depletion'.A37]);&quot;&quot;;['Battery depletion'.D36]-['Battery depletion'.D37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8]); ;(['Battery depletion'.A38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8]);&quot;&quot;;['Battery depletion'.C37]-['Battery depletion'.C38])">
            <text:p/>
          </table:table-cell>
          <table:table-cell table:formula="of:=IF(ISBLANK(['Battery depletion'.A38]);&quot;&quot;;['Battery depletion'.D37]-['Battery depletion'.D38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39]); ;(['Battery depletion'.A39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39]);&quot;&quot;;['Battery depletion'.C38]-['Battery depletion'.C39])">
            <text:p/>
          </table:table-cell>
          <table:table-cell table:formula="of:=IF(ISBLANK(['Battery depletion'.A39]);&quot;&quot;;['Battery depletion'.D38]-['Battery depletion'.D39])">
            <text:p/>
          </table:table-cell>
          <table:table-cell table:number-columns-repeated="7"/>
        </table:table-row>
        <table:table-row table:style-name="ro1">
          <table:table-cell table:style-name="ce1"/>
          <table:table-cell table:style-name="ce3" table:formula="of:=IF(ISBLANK(['Battery depletion'.A40]); ;(['Battery depletion'.A40]-['Battery depletion'.A$2])*24*60)" office:value-type="float" office:value="0" calcext:value-type="float">
            <text:p>0</text:p>
          </table:table-cell>
          <table:table-cell table:style-name="ce4" table:number-columns-repeated="2"/>
          <table:table-cell/>
          <table:table-cell table:formula="of:=IF(ISBLANK(['Battery depletion'.A40]);&quot;&quot;;['Battery depletion'.C39]-['Battery depletion'.C40])">
            <text:p/>
          </table:table-cell>
          <table:table-cell table:formula="of:=IF(ISBLANK(['Battery depletion'.A40]);&quot;&quot;;['Battery depletion'.D39]-['Battery depletion'.D40])">
            <text:p/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3"/>
          <table:table-cell table:formula="of:=SUM(['Battery depletion'.F2:.F40])" office:value-type="float" office:value="0.47" calcext:value-type="float">
            <text:p>0.47</text:p>
          </table:table-cell>
          <table:table-cell table:formula="of:=SUM(['Battery depletion'.G2:.G40])" office:value-type="float" office:value="0.47" calcext:value-type="float">
            <text:p>0.47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ce2"/>
          <table:table-cell table:number-columns-repeated="12"/>
        </table:table-row>
        <table:table-row table:style-name="ro1" table:number-rows-repeated="104853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ow battery " table:style-name="ta1">
        <table:shapes>
          <draw:frame draw:z-index="0" draw:style-name="gr1" draw:text-style-name="P1" svg:width="602.05pt" svg:height="483.39pt" svg:x="128.04pt" svg:y="0.03pt">
            <loext:p draw:notify-on-update-of-ranges="'low battery '.A2:'low battery '.A6 'low battery '.B1:'low battery '.B1 'low battery '.B2:'low battery '.B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</table:table-row>
      </table:table>
      <table:named-expressions/>
      <table:database-ranges>
        <table:database-range table:name="__Anonymous_Sheet_DB__0" table:target-range-address="'Battery depletion'.J43:'Battery depletion'.K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2:15:37.4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4:13:56.766000000</meta:creation-date>
    <dc:date>2016-03-31T12:26:49.541000000</dc:date>
    <meta:editing-duration>P1DT13H41M4S</meta:editing-duration>
    <meta:editing-cycles>17</meta:editing-cycles>
    <meta:generator>LibreOffice/5.0.1.2$Windows_x86 LibreOffice_project/81898c9f5c0d43f3473ba111d7b351050be20261</meta:generator>
    <meta:document-statistic meta:table-count="2" meta:cell-count="20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818cm" svg:height="16.602cm" xlink:href=".." xlink:type="simple" chart:class="chart:scatter" chart:style-name="ch1">
        <chart:title svg:x="11.733cm" svg:y="0.468cm" chart:style-name="ch2">
          <text:p>Battery Depletion over time</text:p>
        </chart:title>
        <chart:subtitle svg:x="11.971cm" svg:y="1.579cm" chart:style-name="ch3">
          <text:p>3AA Activated twice per day</text:p>
        </chart:subtitle>
        <chart:legend chart:legend-position="end" svg:x="26.548cm" svg:y="7.753cm" style:legend-expansion="high" chart:style-name="ch4"/>
        <chart:plot-area chart:style-name="ch5" table:cell-range-address="'Battery depletion'.B2:'Battery depletion'.D40 'Battery depletion'.C1:'Battery depletion'.D1" chart:data-source-has-labels="row" svg:x="1.587cm" svg:y="2.594cm" svg:width="24.385cm" svg:height="12.695cm">
          <chartooo:coordinate-region svg:x="2.499cm" svg:y="2.794cm" svg:width="23.008cm" svg:height="11.849cm"/>
          <chart:axis chart:dimension="x" chart:name="primary-x" chart:style-name="ch6">
            <chart:title svg:x="12.544cm" svg:y="15.621cm" chart:style-name="ch7">
              <text:p>Time in minutes</text:p>
            </chart:title>
          </chart:axis>
          <chart:axis chart:dimension="y" chart:name="primary-y" chart:style-name="ch8">
            <chart:title svg:x="0.451cm" svg:y="9.633cm" chart:style-name="ch9">
              <text:p>Volst DC</text:p>
            </chart:title>
            <chart:grid chart:style-name="ch10" chart:class="major"/>
          </chart:axis>
          <chart:series chart:style-name="ch11" chart:values-cell-range-address="'Battery depletion'.C2:'Battery depletion'.C40" chart:label-cell-address="'Battery depletion'.C1:'Battery depletion'.C1" chart:class="chart:scatter">
            <chart:domain table:cell-range-address="'Battery depletion'.B2:'Battery depletion'.B40"/>
            <chart:data-point chart:repeated="39"/>
          </chart:series>
          <chart:series chart:style-name="ch12" chart:values-cell-range-address="'Battery depletion'.D2:'Battery depletion'.D40" chart:label-cell-address="'Battery depletion'.D1:'Battery depletion'.D1" chart:class="chart:scatte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Water</text:p>
                <draw:g>
                  <svg:desc>'Battery depletion'.C1:'Battery depletion'.C1</svg:desc>
                </draw:g>
              </table:table-cell>
              <table:table-cell office:value-type="string">
                <text:p>Door</text:p>
                <draw:g>
                  <svg:desc>'Battery depletion'.D1:'Battery deple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attery depletion'.B2:'Battery depletion'.B40</svg:desc>
                </draw:g>
              </table:table-cell>
              <table:table-cell office:value-type="float" office:value="4.8">
                <text:p>4.8</text:p>
                <draw:g>
                  <svg:desc>'Battery depletion'.C2:'Battery depletion'.C40</svg:desc>
                </draw:g>
              </table:table-cell>
              <table:table-cell office:value-type="float" office:value="4.8">
                <text:p>4.8</text:p>
                <draw:g>
                  <svg:desc>'Battery depletion'.D2:'Battery depletion'.D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20">
                <text:p>4320</text:p>
              </table:table-cell>
              <table:table-cell office:value-type="float" office:value="4.6">
                <text:p>4.6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0">
                <text:p>4500</text:p>
              </table:table-cell>
              <table:table-cell office:value-type="float" office:value="4.59">
                <text:p>4.59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60.00000000699">
                <text:p>4560.00000000699</text:p>
              </table:table-cell>
              <table:table-cell office:value-type="float" office:value="4.58">
                <text:p>4.58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.00000000349">
                <text:p>4620.00000000349</text:p>
              </table:table-cell>
              <table:table-cell office:value-type="float" office:value="4.57">
                <text:p>4.57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0.00000000699">
                <text:p>4740.00000000699</text:p>
              </table:table-cell>
              <table:table-cell office:value-type="float" office:value="4.56">
                <text:p>4.56</text:p>
              </table:table-cell>
              <table:table-cell office:value-type="float" office:value="4.52">
                <text:p>4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60">
                <text:p>4860</text:p>
              </table:table-cell>
              <table:table-cell office:value-type="float" office:value="4.56">
                <text:p>4.56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40">
                <text:p>5040</text:p>
              </table:table-cell>
              <table:table-cell office:value-type="float" office:value="4.54">
                <text:p>4.54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0.00000000349">
                <text:p>5520.00000000349</text:p>
              </table:table-cell>
              <table:table-cell office:value-type="float" office:value="4.52">
                <text:p>4.52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60.00000000699">
                <text:p>6360.00000000699</text:p>
              </table:table-cell>
              <table:table-cell office:value-type="float" office:value="4.47">
                <text:p>4.47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65.00000000349">
                <text:p>6465.00000000349</text:p>
              </table:table-cell>
              <table:table-cell office:value-type="float" office:value="4.41">
                <text:p>4.41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70.00000000698">
                <text:p>7170.00000000698</text:p>
              </table:table-cell>
              <table:table-cell office:value-type="float" office:value="4.32">
                <text:p>4.32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0">
                <text:p>7200</text:p>
              </table:table-cell>
              <table:table-cell office:value-type="float" office:value="4.32">
                <text:p>4.32</text:p>
              </table:table-cell>
              <table:table-cell office:value-type="float" office:value="4.37">
                <text:p>4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50.00000000699">
                <text:p>7350.00000000699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10.00000000349">
                <text:p>7410.00000000349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70">
                <text:p>7470</text:p>
              </table:table-cell>
              <table:table-cell office:value-type="float" office:value="4.33">
                <text:p>4.33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55.00000000698">
                <text:p>7755.00000000698</text:p>
              </table:table-cell>
              <table:table-cell office:value-type="float" office:value="4.34">
                <text:p>4.3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10.00000000698">
                <text:p>8610.00000000698</text:p>
              </table:table-cell>
              <table:table-cell office:value-type="float" office:value="4.33">
                <text:p>4.33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90.00000000699">
                <text:p>8790.00000000699</text:p>
              </table:table-cell>
              <table:table-cell office:value-type="float" office:value="4.33">
                <text:p>4.33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4cm" svg:height="17.054cm" xlink:href=".." xlink:type="simple" chart:class="chart:scatter" chart:style-name="ch1">
        <chart:legend chart:legend-position="end" svg:x="19.658cm" svg:y="8.228cm" style:legend-expansion="high" chart:style-name="ch2"/>
        <chart:plot-area chart:style-name="ch3" table:cell-range-address="'low battery '.A2:'low battery '.B6 'low battery '.B1:'low battery '.B1" chart:data-source-has-labels="row" svg:x="1.435cm" svg:y="0.341cm" svg:width="17.799cm" svg:height="15.391cm">
          <chartooo:coordinate-region svg:x="1.871cm" svg:y="0.54cm" svg:width="16.991cm" svg:height="14.545cm"/>
          <chart:axis chart:dimension="x" chart:name="primary-x" chart:style-name="ch4">
            <chart:title svg:x="9.311cm" svg:y="16.073cm" chart:style-name="ch5">
              <text:p>ohms X 1000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9.072cm" chart:style-name="ch8">
              <text:p>cut off voltage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low battery '.B2:'low battery '.B6" chart:label-cell-address="'low battery '.B1:'low battery '.B1" chart:class="chart:scatter">
            <chart:domain table:cell-range-address="'low battery '.A2:'low battery '.A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low battery '.B1:'low battery 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low battery '.A2:'low battery '.A6</svg:desc>
                </draw:g>
              </table:table-cell>
              <table:table-cell office:value-type="float" office:value="14">
                <text:p>14</text:p>
                <draw:g>
                  <svg:desc>'low battery '.B2:'low battery '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3">
                <text:p>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